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29C0000011F1C0960D4A1428E28.png" manifest:media-type="image/png"/>
  <manifest:file-entry manifest:full-path="Pictures/100000000000029E0000018771CD756572718683.png" manifest:media-type="image/png"/>
  <manifest:file-entry manifest:full-path="Pictures/10000000000002910000021DC4C740933C0A1D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标准" style:font-pitch="fixed"/>
    <style:font-face style:name="FreeMono" svg:font-family="FreeMono" style:font-adornments="标准" style:font-pitch="fixed"/>
    <style:font-face style:name="Noto Mono1" svg:font-family="'Noto Mono'" style:font-pitch="fixed"/>
    <style:font-face style:name="FreeMono1" svg:font-family="FreeMono" style:font-adornments="标准" style:font-family-generic="modern" style:font-pitch="fixed"/>
    <style:font-face style:name="Noto Mono2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Noto Sans CJK SC Regular1" svg:font-family="'Noto Sans CJK SC Regular'" style:font-pitch="variable"/>
    <style:font-face style:name="FreeMono4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name="Courier 10 Pitch2" style:font-name-asian="Courier 10 Pitch2"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Noto Mono1" fo:font-size="22pt" style:font-name-asian="Noto Mono1" style:font-size-asian="22pt" style:font-size-complex="22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Courier 10 Pitch2"/>
    </style:style>
    <style:style style:name="T1" style:family="text">
      <style:text-properties style:font-name="Noto Mono2" style:font-name-asian="微软雅黑 Light"/>
    </style:style>
    <style:style style:name="T2" style:family="text">
      <style:text-properties style:font-name="Noto Mono2" style:font-name-asian="微软雅黑 Light" style:font-size-asian="32pt"/>
    </style:style>
    <style:style style:name="T3" style:family="text">
      <style:text-properties style:font-name="Noto Mono1" fo:font-size="22pt" style:font-name-asian="Noto Mono1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Noto Mono2" fo:font-size="32pt" style:font-name-asian="微软雅黑 Ligh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Noto Mono2" fo:font-size="28pt" style:font-name-asian="微软雅黑 Ligh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5</text:span><text:span text:style-name="T2">讲 </text:span><text:span text:style-name="T2">Linux C</text:span><text:span text:style-name="T2">编程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搭建</text:span><text:span text:style-name="T1">C</text:span><text:span text:style-name="T1">开发环境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如果你还没有搭建</text:span><text:span text:style-name="T1">C</text:span><text:span text:style-name="T1">环境，则需要安装</text:span><text:span text:style-name="T1">gcc</text:span><text:span text:style-name="T1">：</text:span></text:p>
                <text:p text:style-name="P3"><text:span text:style-name="T1">sudo apt install gc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编写</text:span><text:span text:style-name="T1">C</text:span><text:span text:style-name="T1">程序：程序的参数</text:span></text:p>
          </draw:text-box>
        </draw:frame>
        <draw:frame draw:style-name="gr2" draw:text-style-name="P4" draw:layer="layout" svg:width="17.4cm" svg:height="10.154cm" svg:x="1.6cm" svg:y="3.4cm" presentation:class="graphic" presentation:user-transformed="true">
          <draw:image xlink:href="Pictures/100000000000029E0000018771CD756572718683.png" xlink:type="simple" xlink:show="embed" xlink:actuate="onLoad" loext:mime-type="image/png">
            <text:p/>
          </draw:image>
        </draw:frame>
        <draw:frame draw:style-name="gr3" draw:text-style-name="P5" draw:layer="layout" svg:width="7.8cm" svg:height="10.272cm" svg:x="19.2cm" svg:y="3.6cm">
          <draw:text-box>
            <text:list text:style-name="L1">
              <text:list-item>
                <text:p><text:span text:style-name="T3">根据</text:span><text:span text:style-name="T3">argc</text:span><text:span text:style-name="T3">输出每个参数，参数是通过</text:span><text:span text:style-name="T3">argv</text:span><text:span text:style-name="T3">传递的。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argc</text:span><text:span text:style-name="T3">是参数的个数，最小为</text:span><text:span text:style-name="T3">1</text:span><text:span text:style-name="T3">，因为</text:span><text:span text:style-name="T3">argv[0]</text:span><text:span text:style-name="T3">永远都是程序的名称。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通过参数控制程序行为</text:span></text:p>
          </draw:text-box>
        </draw:frame>
        <draw:frame presentation:style-name="pr4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实现简单的</text:span><text:span text:style-name="T1">echo</text:span><text:span text:style-name="T1">，并通过</text:span><text:span text:style-name="T1">-r</text:span><text:span text:style-name="T1">控制可以反转输出字符串。</text:span></text:p>
              </text:list-item>
              <text:list-item>
                <text:p text:style-name="P6"><text:span text:style-name="T1">示例代码参考源代码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程序的返回值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程序最后的返回值为</text:span><text:span text:style-name="T1">0</text:span><text:span text:style-name="T1">表示正确。</text:span></text:p>
              </text:list-item>
              <text:list-item>
                <text:p><text:span text:style-name="T1">非</text:span><text:span text:style-name="T1">0</text:span><text:span text:style-name="T1">值表示程序出错。</text:span></text:p>
              </text:list-item>
              <text:list-item>
                <text:p><text:span text:style-name="T1">可以在</text:span><text:span text:style-name="T1">shell</text:span><text:span text:style-name="T1">中使用</text:span><text:span text:style-name="T1">if-else</text:span><text:span text:style-name="T1">关键字验证。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验证返回值的脚本</text:span></text:p>
          </draw:text-box>
        </draw:frame>
        <draw:frame draw:style-name="gr2" draw:text-style-name="P4" draw:layer="layout" svg:width="15cm" svg:height="12.352cm" svg:x="1.4cm" svg:y="3.066cm" presentation:class="graphic" presentation:user-transformed="true">
          <draw:image xlink:href="Pictures/10000000000002910000021DC4C740933C0A1D80.png" xlink:type="simple" xlink:show="embed" xlink:actuate="onLoad" loext:mime-type="image/png">
            <text:p/>
          </draw:image>
        </draw:frame>
        <draw:frame draw:style-name="gr4" draw:text-style-name="P7" draw:layer="layout" svg:width="9.6cm" svg:height="7.272cm" svg:x="17cm" svg:y="3.4cm">
          <draw:text-box>
            <text:list text:style-name="L1">
              <text:list-item>
                <text:p><text:span text:style-name="T4">验证脚本和编译程序在同一目录。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在此目录有</text:span><text:span text:style-name="T4">bin</text:span><text:span text:style-name="T4">目录，编译好的程序都放在</text:span><text:span text:style-name="T4">bin</text:span><text:span text:style-name="T4">。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系统调用入门</text:span></text:p>
          </draw:text-box>
        </draw:frame>
        <draw:frame presentation:style-name="pr4" draw:text-style-name="P8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5">Linux</text:span><text:span text:style-name="T5">系统内核要和硬件设备通信，统一协调和管理硬件资源。并提供了</text:span><text:span text:style-name="T5">API</text:span><text:span text:style-name="T5">给程序调用。</text:span></text:p>
              </text:list-item>
              <text:list-item>
                <text:p><text:span text:style-name="T5">在此基础上，</text:span><text:span text:style-name="T5">glibc</text:span><text:span text:style-name="T5">又进行了一层封装，让内核接口更易于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系统联机文档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在</text:span><text:span text:style-name="T1">Linux/Unix</text:span><text:span text:style-name="T1">上，通过</text:span><text:span text:style-name="T1">man</text:span><text:span text:style-name="T1">可以直接查看库函数，系统调用的参考手册。</text:span></text:p>
              </text:list-item>
              <text:list-item>
                <text:p><text:span text:style-name="T1">第</text:span><text:span text:style-name="T1">2</text:span><text:span text:style-name="T1">章节是系统调用参考手册。</text:span></text:p>
              </text:list-item>
              <text:list-item>
                <text:p><text:span text:style-name="T1">第</text:span><text:span text:style-name="T1">3</text:span><text:span text:style-name="T1">章节是库函数手册。</text:span></text:p>
              </text:list-item>
              <text:list-item>
                <text:p><text:span text:style-name="T1">使用</text:span><text:span text:style-name="T1">man -k [</text:span><text:span text:style-name="T1">关键词</text:span><text:span text:style-name="T1">]</text:span><text:span text:style-name="T1">可以搜索相关文档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获取自己的</text:span><text:span text:style-name="T1">PID</text:span></text:p>
          </draw:text-box>
        </draw:frame>
        <draw:frame draw:style-name="gr2" draw:text-style-name="P4" draw:layer="layout" svg:width="21.704cm" svg:height="9.325cm" svg:x="1.6cm" svg:y="3.275cm" presentation:class="graphic" presentation:user-transformed="true">
          <draw:image xlink:href="Pictures/100000000000029C0000011F1C0960D4A1428E28.png" xlink:type="simple" xlink:show="embed" xlink:actuate="onLoad" loext:mime-type="image/png">
            <text:p/>
          </draw:image>
        </draw:frame>
        <draw:frame draw:style-name="gr5" draw:text-style-name="P9" draw:layer="layout" svg:width="20cm" svg:height="1.61cm" svg:x="2cm" svg:y="13.2cm">
          <draw:text-box>
            <text:p><text:span text:style-name="T6">getpid</text:span><text:span text:style-name="T6">调用可以获取进程自己的</text:span><text:span text:style-name="T6">PID</text:span><text:span text:style-name="T6">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获取父进程的</text:span><text:span text:style-name="T1">PID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类似的，使用</text:span><text:span text:style-name="T7">getppid</text:span><text:span text:style-name="T7">可以获取父进程</text:span><text:span text:style-name="T7">PID</text:span><text:span text:style-name="T7">。</text:span></text:p>
              </text:list-item>
              <text:list-item>
                <text:p><text:span text:style-name="T7">同样的，</text:span><text:span text:style-name="T7">getppid</text:span><text:span text:style-name="T7">没有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创建子进程</text:span></text:p>
          </draw:text-box>
        </draw:frame>
        <draw:frame presentation:style-name="pr4" draw:text-style-name="P1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进程控制是一个比较麻烦的工作，要管理进程就要先创建。这里先了解如何创建子进程。</text:span></text:p>
              </text:list-item>
              <text:list-item>
                <text:p><text:span text:style-name="T1">Linux/Unix</text:span><text:span text:style-name="T1">提供了系统调用</text:span><text:span text:style-name="T1">fork</text:span><text:span text:style-name="T1">用于创建子进程。</text:span></text:p>
              </text:list-item>
              <text:list-item>
                <text:p><text:span text:style-name="T1">fork</text:span><text:span text:style-name="T1">没有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fork</text:span><text:span text:style-name="T1">的返回值在父进程和子进程中不同，父进程中返回子进程的</text:span><text:span text:style-name="T1">PID</text:span><text:span text:style-name="T1">，子进程中返回</text:span><text:span text:style-name="T1">0</text:span><text:span text:style-name="T1">。</text:span></text:p>
              </text:list-item>
              <text:list-item>
                <text:p><text:span text:style-name="T1">父进程和子进程都继续执行</text:span><text:span text:style-name="T1">fork</text:span><text:span text:style-name="T1">之后的代码。</text:span></text:p>
              </text:list-item>
              <text:list-item>
                <text:p><text:span text:style-name="T1">如果失败，</text:span><text:span text:style-name="T1">fork</text:span><text:span text:style-name="T1">调用返回</text:span><text:span text:style-name="T1">-1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根据</text:span><text:span text:style-name="T1">fork</text:span><text:span text:style-name="T1">返回值的不同，可以控制父进程和子进程执行不同的代码。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标准" style:font-pitch="fixed"/>
    <style:font-face style:name="FreeMono" svg:font-family="FreeMono" style:font-adornments="标准" style:font-pitch="fixed"/>
    <style:font-face style:name="Noto Mono1" svg:font-family="'Noto Mono'" style:font-pitch="fixed"/>
    <style:font-face style:name="FreeMono1" svg:font-family="FreeMono" style:font-adornments="标准" style:font-family-generic="modern" style:font-pitch="fixed"/>
    <style:font-face style:name="Noto Mono2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Noto Sans CJK SC Regular1" svg:font-family="'Noto Sans CJK SC Regular'" style:font-pitch="variable"/>
    <style:font-face style:name="FreeMono4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1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" fo:font-size="10pt" style:font-name-asian="Noto Sans CJK TC Light" style:font-size-asian="10pt" style:font-name-complex="Noto Sans CJK TC Light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8" draw:layer="backgroundobjects" svg:width="7.2cm" svg:height="0.772cm" svg:x="20.6cm" svg:y="0.155cm">
        <draw:text-box>
          <text:p text:style-name="MP7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10:55.631000000</dc:date>
    <meta:editing-duration>PT12H24M38S</meta:editing-duration>
    <meta:editing-cycles>136</meta:editing-cycles>
    <meta:generator>LibreOffice/6.3.4.2$Windows_X86_64 LibreOffice_project/60da17e045e08f1793c57c00ba83cdfce946d0aa</meta:generator>
    <meta:document-statistic meta:object-count="77"/>
  </office:meta>
</office:document-meta>
</file>